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adornments="Regular" style:font-family-generic="moder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6">
      <style:paragraph-properties fo:text-align="justify" style:justify-single-word="false"/>
    </style:style>
    <style:style style:name="P2" style:family="paragraph" style:parent-style-name="List_20_Paragraph" style:list-style-name="WWNum9">
      <style:paragraph-properties fo:text-align="justify" style:justify-single-word="false"/>
    </style:style>
    <style:style style:name="P3" style:family="paragraph" style:parent-style-name="List_20_Paragraph">
      <style:paragraph-properties fo:margin-left="0.501cm" fo:margin-right="0cm" fo:text-indent="0cm" style:auto-text-indent="false"/>
    </style:style>
    <style:style style:name="P4" style:family="paragraph" style:parent-style-name="List_20_Paragraph">
      <style:paragraph-properties fo:margin-left="0.501cm" fo:margin-right="0cm" fo:text-align="justify" style:justify-single-word="false" fo:text-indent="0cm" style:auto-text-indent="false"/>
    </style:style>
    <style:style style:name="P5" style:family="paragraph" style:parent-style-name="List_20_Paragraph" style:list-style-name="WWNum3">
      <style:paragraph-properties fo:margin-left="0.501cm" fo:margin-right="0cm" fo:text-align="justify" style:justify-single-word="false" fo:text-indent="0cm" style:auto-text-indent="false"/>
    </style:style>
    <style:style style:name="P6" style:family="paragraph" style:parent-style-name="List_20_Paragraph">
      <style:paragraph-properties fo:margin-left="0.501cm" fo:margin-right="0cm" fo:text-align="justify" style:justify-single-word="false" fo:text-indent="0cm" style:auto-text-indent="false"/>
      <style:text-properties style:font-name="Century Gothic" fo:font-size="10pt" fo:font-weight="bold" style:font-size-asian="10pt" style:font-weight-asian="bold" style:font-name-complex="Calibri1" style:font-size-complex="10pt"/>
    </style:style>
    <style:style style:name="P7" style:family="paragraph" style:parent-style-name="List_20_Paragraph">
      <style:paragraph-properties fo:margin-left="0.501cm" fo:margin-right="0cm" fo:text-align="justify" style:justify-single-word="false" fo:text-indent="0cm" style:auto-text-indent="false"/>
      <style:text-properties style:font-name="Century Gothic" fo:font-size="10pt" style:font-name-asian="Times New Roman1" style:font-size-asian="10pt" style:language-asian="en" style:country-asian="IN" style:font-name-complex="Calibri1" style:font-size-complex="10pt"/>
    </style:style>
    <style:style style:name="P8" style:family="paragraph" style:parent-style-name="List_20_Paragraph">
      <style:paragraph-properties fo:margin-left="0.501cm" fo:margin-right="0cm" fo:text-align="justify" style:justify-single-word="false" fo:text-indent="0cm" style:auto-text-indent="false"/>
      <style:text-properties style:font-name="Century Gothic" fo:font-size="10pt" style:font-size-asian="10pt" style:font-name-complex="Calibri1" style:font-size-complex="10pt"/>
    </style:style>
    <style:style style:name="P9" style:family="paragraph" style:parent-style-name="List_20_Paragraph">
      <style:paragraph-properties fo:margin-left="0.501cm" fo:margin-right="0cm" fo:text-align="justify" style:justify-single-word="false" fo:text-indent="0cm" style:auto-text-indent="false"/>
      <style:text-properties fo:color="#505050" style:font-name="Helvetica" fo:font-size="9pt" style:font-size-asian="9pt" style:font-name-complex="Helvetica1" style:font-size-complex="9pt"/>
    </style:style>
    <style:style style:name="P10" style:family="paragraph" style:parent-style-name="List_20_Paragraph">
      <style:paragraph-properties fo:margin-left="1.136cm" fo:margin-right="0cm" fo:text-align="justify" style:justify-single-word="false" fo:text-indent="0cm" style:auto-text-indent="false"/>
      <style:text-properties style:font-name="Century Gothic" fo:font-size="10pt" style:font-size-asian="10pt" style:font-name-complex="Calibri1" style:font-size-complex="10pt"/>
    </style:style>
    <style:style style:name="P11" style:family="paragraph" style:parent-style-name="List_20_Paragraph">
      <style:paragraph-properties fo:margin-left="0cm" fo:margin-right="0cm" fo:text-align="justify" style:justify-single-word="false" fo:text-indent="0cm" style:auto-text-indent="false"/>
      <style:text-properties fo:color="#505050" style:font-name="Helvetica" fo:font-size="9pt" style:font-size-asian="9pt" style:font-name-complex="Helvetica1" style:font-size-complex="9pt"/>
    </style:style>
    <style:style style:name="P12" style:family="paragraph" style:parent-style-name="Header">
      <style:paragraph-properties fo:text-align="center" style:justify-single-word="false"/>
    </style:style>
    <style:style style:name="P13" style:family="paragraph" style:parent-style-name="Footer">
      <style:paragraph-properties fo:text-align="end" style:justify-single-word="false"/>
    </style:style>
    <style:style style:name="P14" style:family="paragraph" style:parent-style-name="Standard">
      <style:paragraph-properties fo:text-align="justify" style:justify-single-word="false"/>
      <style:text-properties style:font-name="Century Gothic" fo:font-size="10pt" style:font-size-asian="10pt" style:font-name-complex="Calibri1" style:font-size-complex="10pt"/>
    </style:style>
    <style:style style:name="P15" style:family="paragraph" style:parent-style-name="Standard">
      <style:text-properties style:font-name="Century Gothic" fo:font-size="10pt" style:font-size-asian="10pt" style:font-name-complex="Arial1" style:font-size-complex="10pt"/>
    </style:style>
    <style:style style:name="P16" style:family="paragraph" style:parent-style-name="Standard">
      <style:text-properties style:font-name="Century Gothic" fo:font-size="10pt" style:font-size-asian="10pt" style:font-size-complex="10pt"/>
    </style:style>
    <style:style style:name="P17" style:family="paragraph" style:parent-style-name="Standard">
      <style:paragraph-properties fo:text-align="center" style:justify-single-word="false"/>
      <style:text-properties style:font-name="Century Gothic" fo:font-size="10pt" style:text-underline-style="solid" style:text-underline-width="auto" style:text-underline-color="font-color" fo:font-weight="bold" style:font-size-asian="10pt" style:font-weight-asian="bold" style:font-name-complex="Calibri1" style:font-size-complex="10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ab-stops>
          <style:tab-stop style:position="6.509cm"/>
        </style:tab-stops>
      </style:paragraph-properties>
    </style:style>
    <style:style style:name="P21" style:family="paragraph" style:parent-style-name="Standard">
      <style:paragraph-properties fo:text-align="justify" style:justify-single-word="false"/>
      <style:text-properties fo:color="#505050" style:font-name="Helvetica" fo:font-size="8pt" style:font-size-asian="8pt" style:font-name-complex="Helvetica1" style:font-size-complex="8pt"/>
    </style:style>
    <style:style style:name="P22" style:family="paragraph" style:parent-style-name="Standard">
      <style:paragraph-properties fo:margin-left="0cm" fo:margin-right="0cm" fo:text-align="justify" style:justify-single-word="false" fo:text-indent="0.501cm" style:auto-text-indent="false"/>
    </style:style>
    <style:style style:name="P23" style:family="paragraph" style:parent-style-name="Standard">
      <style:paragraph-properties fo:margin-left="0cm" fo:margin-right="0cm" fo:text-align="justify" style:justify-single-word="false" fo:text-indent="0.501cm" style:auto-text-indent="false"/>
      <style:text-properties fo:color="#505050" style:font-name="Helvetica" fo:font-size="8pt" style:font-size-asian="8pt" style:font-name-complex="Helvetica1" style:font-size-complex="8pt"/>
    </style:style>
    <style:style style:name="P24" style:family="paragraph" style:parent-style-name="Standard">
      <style:paragraph-properties fo:margin-left="0cm" fo:margin-right="0cm" fo:text-align="justify" style:justify-single-word="false" fo:text-indent="0.501cm" style:auto-text-indent="false"/>
      <style:text-properties style:font-name="Century Gothic" fo:font-size="10pt" fo:font-weight="bold" style:font-size-asian="10pt" style:font-weight-asian="bold" style:font-name-complex="Calibri1" style:font-size-complex="10pt"/>
    </style:style>
    <style:style style:name="P25" style:family="paragraph" style:parent-style-name="Standard">
      <style:paragraph-properties fo:margin-top="0cm" fo:margin-bottom="0cm" fo:line-height="100%"/>
    </style:style>
    <style:style style:name="P26" style:family="paragraph" style:parent-style-name="Standard" style:master-page-name="Standard">
      <style:paragraph-properties fo:text-align="center" style:justify-single-word="false" style:page-number="auto"/>
      <style:text-properties style:font-name="Century Gothic" fo:font-size="10pt" style:text-underline-style="solid" style:text-underline-width="auto" style:text-underline-color="font-color" fo:font-weight="bold" style:font-size-asian="10pt" style:font-weight-asian="bold" style:font-name-complex="Calibri1" style:font-size-complex="10pt"/>
    </style:style>
    <style:style style:name="T1" style:family="text">
      <style:text-properties style:font-name="Century Gothic" fo:font-size="12pt" style:text-underline-style="solid" style:text-underline-width="auto" style:text-underline-color="font-color" fo:font-weight="bold" fo:background-color="#00ff00" style:font-size-asian="12pt" style:font-weight-asian="bold" style:font-name-complex="Calibri1" style:font-size-complex="10pt"/>
    </style:style>
    <style:style style:name="T2" style:family="text">
      <style:text-properties style:font-name="Century Gothic" fo:font-size="12pt" style:text-underline-style="solid" style:text-underline-width="auto" style:text-underline-color="font-color" fo:font-weight="bold" style:font-size-asian="12pt" style:font-weight-asian="bold" style:font-name-complex="Calibri1" style:font-size-complex="10pt"/>
    </style:style>
    <style:style style:name="T3" style:family="text">
      <style:text-properties style:font-name="Century Gothic" fo:font-size="10pt" style:font-size-asian="10pt" style:font-name-complex="Calibri1" style:font-size-complex="10pt"/>
    </style:style>
    <style:style style:name="T4" style:family="text">
      <style:text-properties style:font-name="Century Gothic" fo:font-size="10pt" style:font-size-asian="10pt" style:font-name-complex="Arial1" style:font-size-complex="10pt"/>
    </style:style>
    <style:style style:name="T5" style:family="text">
      <style:text-properties style:font-name="Century Gothic" fo:font-size="10pt" fo:font-weight="bold" style:font-size-asian="10pt" style:font-weight-asian="bold" style:font-name-complex="Calibri1" style:font-size-complex="10pt"/>
    </style:style>
    <style:style style:name="T6" style:family="text">
      <style:text-properties style:font-name="Century Gothic" fo:font-size="10pt" fo:font-weight="bold" style:font-name-asian="Times New Roman1" style:font-size-asian="10pt" style:language-asian="en" style:country-asian="IN" style:font-weight-asian="bold" style:font-name-complex="Calibri1" style:font-size-complex="10pt"/>
    </style:style>
    <style:style style:name="T7" style:family="text">
      <style:text-properties style:font-name="Century Gothic" fo:font-size="10pt" style:font-name-asian="Times New Roman1" style:font-size-asian="10pt" style:language-asian="en" style:country-asian="IN" style:font-name-complex="Calibri1" style:font-size-complex="10pt"/>
    </style:style>
    <style:style style:name="T8" style:family="text">
      <style:text-properties fo:color="#505050" style:font-name="Helvetica" style:font-name-complex="Helvetica1"/>
    </style:style>
    <style:style style:name="T9" style:family="text">
      <style:text-properties fo:color="#505050" style:font-name="Helvetica" fo:font-size="8pt" style:font-size-asian="8pt" style:font-name-complex="Helvetica1" style:font-size-complex="8pt"/>
    </style:style>
    <style:style style:name="T10" style:family="text">
      <style:text-properties fo:color="#505050" style:font-name="Helvetica" fo:font-size="9pt" style:font-size-asian="9pt" style:font-name-complex="Helvetica1" style:font-size-complex="9pt"/>
    </style:style>
    <style:style style:name="T11" style:family="text">
      <style:text-properties fo:color="#505050" style:font-name="Helvetica" fo:font-size="10pt" style:font-size-asian="10pt" style:font-name-complex="Helvetica1" style:font-size-complex="10pt"/>
    </style:style>
    <style:style style:name="T12" style:family="text">
      <style:text-properties fo:color="#505050" style:font-name="Helvetica" fo:font-size="10.5pt" style:font-size-asian="10.5pt" style:font-name-complex="Helvetica1" style:font-size-complex="10.5pt"/>
    </style:style>
    <style:style style:name="T13" style:family="text">
      <style:text-properties fo:color="#505050" style:font-name="Century Gothic" fo:font-size="10pt" style:font-size-asian="10pt" style:font-name-complex="Calibri1" style:font-size-complex="10pt"/>
    </style:style>
    <style:style style:name="T14" style:family="text">
      <style:text-properties style:font-name="Helvetica" style:font-name-complex="Helvetica1"/>
    </style:style>
    <style:style style:name="T15" style:family="text">
      <style:text-properties style:font-name="Helvetica" fo:font-size="9pt" style:font-size-asian="9pt" style:font-name-complex="Helvetica1" style:font-size-complex="9pt"/>
    </style:style>
    <style:style style:name="T16" style:family="text">
      <style:text-properties fo:color="#ff0000" style:font-name="Century Gothic" fo:font-size="10pt" style:font-size-asian="10pt" style:font-name-complex="Calibri1" style:font-size-complex="10pt"/>
    </style:style>
    <style:style style:name="T17" style:family="text">
      <style:text-properties fo:color="#ff0000" style:font-name="Century Gothic" fo:font-size="10pt" fo:font-weight="bold" style:font-size-asian="10pt" style:font-weight-asian="bold" style:font-name-complex="Calibri1" style:font-size-complex="10pt"/>
    </style:style>
    <style:style style:name="T18" style:family="text">
      <style:text-properties fo:color="#ff0000" style:font-name="Helvetica" style:font-name-complex="Helvetica1"/>
    </style:style>
    <style:style style:name="T19" style:family="text">
      <style:text-properties fo:color="#ff0000" style:font-name="Helvetica" fo:font-size="12pt" style:font-size-asian="12pt" style:font-name-complex="Helvetica1" style:font-size-complex="12pt"/>
    </style:style>
    <style:style style:name="T20" style:family="text">
      <style:text-properties fo:color="#ff0000" style:font-name="Helvetica" fo:font-weight="bold" style:font-weight-asian="bold" style:font-name-complex="Helvetica1"/>
    </style:style>
    <style:style style:name="T21" style:family="text">
      <style:text-properties style:font-name="Arial Black" style:font-name-complex="Calibri1"/>
    </style:style>
    <style:style style:name="T22" style:family="text">
      <style:text-properties fo:color="#000000" style:font-name="Century Gothic" fo:font-size="10pt" fo:font-weight="bold" style:font-name-asian="Times New Roman1" style:font-size-asian="10pt" style:language-asian="en" style:country-asian="IN" style:font-weight-asian="bold" style:font-name-complex="Calibri1" style:font-size-complex="10pt" style:font-weight-complex="bold"/>
    </style:style>
    <style:style style:name="T23" style:family="text">
      <style:text-properties fo:color="#000000" style:font-name="Century Gothic" fo:font-size="10pt" style:font-size-asian="10pt" style:font-name-complex="Calibri1" style:font-size-complex="10pt"/>
    </style:style>
    <style:style style:name="T24" style:family="text">
      <style:text-properties fo:font-size="14pt" style:text-underline-style="solid" style:text-underline-width="auto" style:text-underline-color="font-color" fo:font-weight="bold" style:font-size-asian="14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text:span text:style-name="T1">FLIGHT API DOCUMENATION FLOW</text:span></text:p>
      <text:p text:style-name="P17"/>
      <text:list xml:id="list3407455684139751094" text:style-name="WWNum3">
        <text:list-item>
          <text:p text:style-name="P5"><text:span text:style-name="T5">PREFACE</text:span></text:p>
        </text:list-item>
      </text:list>
      <text:p text:style-name="P6"/>
      <text:p text:style-name="P4"><text:span text:style-name="T7">The following document is a guideline for Flight API Integration process which should be read properly by a developer before the start. </text:span></text:p>
      <text:p text:style-name="P7"/>
      <text:p text:style-name="P4"><text:span text:style-name="T6">Important Points:-</text:span></text:p>
      <text:p text:style-name="P7"/>
      <text:list xml:id="list847821538190343963" text:style-name="WWNum6">
        <text:list-item>
          <text:p text:style-name="P1"><text:span text:style-name="T7">This document covers the method for Flight APIintegration that can be used for multiple applications such as webapp and mobile app etc.</text:span></text:p>
        </text:list-item>
      </text:list>
      <text:p text:style-name="P7"/>
      <text:list xml:id="list1440407162" text:continue-numbering="true" text:style-name="WWNum6">
        <text:list-item>
          <text:p text:style-name="P1"><text:span text:style-name="T7">Steps for searching, re-pricing and seat selling, requesting SSR (Special Service Request) such as Meal, Seat and excess baggage wherever applicable. It also explains about fare rules. The final booking is followed by using a shared transaction identifier (Session ID) in a sequence.</text:span></text:p>
        </text:list-item>
      </text:list>
      <text:p text:style-name="P7"/>
      <text:list xml:id="list1732083436" text:continue-numbering="true" text:style-name="WWNum6">
        <text:list-item>
          <text:p text:style-name="P1"><text:span text:style-name="T7">It is highly recommended to go through this document religiously &amp; meticulously before starting integration process. This is REST APIwhich communicates only in JSON Format. You may use relevant online tools like http://jsonlint.com in order to validate the JSON Format.</text:span></text:p>
        </text:list-item>
      </text:list>
      <text:p text:style-name="P7"/>
      <text:list xml:id="list1230054453" text:continue-numbering="true" text:style-name="WWNum6">
        <text:list-item>
          <text:p text:style-name="P1"><text:span text:style-name="T7">This document flow contains the certification process one needs to go through live access. It is presumed that the developer is having hands on experience on the web services technology. If you find any difficulty, please contact us.</text:span></text:p>
        </text:list-item>
      </text:list>
      <text:p text:style-name="P7"/>
      <text:list xml:id="list1092186235" text:continue-list="list3407455684139751094" text:style-name="WWNum3">
        <text:list-item>
          <text:p text:style-name="P5"><text:span text:style-name="T5">DETAILED METHODS</text:span></text:p>
        </text:list-item>
      </text:list>
      <text:p text:style-name="P8"/>
      <text:list xml:id="list6072574847972231467" text:style-name="WWNum9">
        <text:list-item>
          <text:p text:style-name="P2"><text:span text:style-name="T5">How to call Authenticate method</text:span></text:p>
        </text:list-item>
      </text:list>
      <text:p text:style-name="P19"><text:span text:style-name="T3">Credential URL : </text:span>http://testapi.besttoursofindia.in/v1/service/oauth2/tokens</text:p>
      <text:p text:style-name="P19"><text:span text:style-name="T3">Pass Basic key in header, it will give you a tokenId </text:span></text:p>
      <text:p text:style-name="P19"><text:span text:style-name="T3">Authorization=‘Basic </text:span><text:span text:style-name="T10">NDA4NjExMDAwMzI6N2I1ODYyNDYtZGEwNi00NmFhLTgwZmItNmNmZjM2YjNkOTRk</text:span><text:span text:style-name="T3">’</text:span></text:p>
      <text:p text:style-name="P19"><text:span text:style-name="T3">Request Param</text:span><text:span text:style-name="T9"> : </text:span></text:p>
      <text:p text:style-name="P19"><text:span text:style-name="T3">{</text:span></text:p>
      <text:p text:style-name="P19"><text:span text:style-name="T3">"role":"REGISTERED",</text:span></text:p>
      <text:p text:style-name="P19"><text:span text:style-name="T3">"grant_type":"password",</text:span></text:p>
      <text:p text:style-name="P19"><text:soft-page-break/><text:span text:style-name="T3">"username":"flight@testapi",</text:span></text:p>
      <text:p text:style-name="P19"><text:span text:style-name="T3">"password":"Flight@12340",</text:span></text:p>
      <text:p text:style-name="P19"><text:span text:style-name="T3">"superAdmin":"16flightapi.besttoursofindia.in"</text:span></text:p>
      <text:p text:style-name="P19"><text:span text:style-name="T3">}</text:span><text:span text:style-name="T13"> </text:span></text:p>
      <text:p text:style-name="P19"><text:span text:style-name="T9">Response : </text:span></text:p>
      <text:p text:style-name="P19"><text:span text:style-name="T3">{ <text:s text:c="2"/></text:span></text:p>
      <text:p text:style-name="P19"><text:span text:style-name="T3"><text:s/>"tokenId": "c0091e66-cd14-47bc-a092-796f736d804d",</text:span></text:p>
      <text:p text:style-name="P19"><text:span text:style-name="T3"><text:s text:c="4"/>"expiryDate": "2020-01-20"</text:span></text:p>
      <text:p text:style-name="P19"><text:span text:style-name="T3">}</text:span></text:p>
      <text:p text:style-name="P8"/>
      <text:p text:style-name="P8"/>
      <text:p text:style-name="P8"/>
      <text:p text:style-name="P8"/>
      <text:p text:style-name="P4"><text:span text:style-name="T3">Token recieved from authentication should be passed in header of allAPI request. In case of expiry of the session or log out session, we need to call the authenticate method again and pass the updated Token ID in every subsequent request. Only 1 token should be generated for all transactions.</text:span></text:p>
      <text:p text:style-name="P8"/>
      <text:p text:style-name="P4"><text:span text:style-name="T16">Important Parameters</text:span></text:p>
      <text:p text:style-name="P8"/>
      <text:p text:style-name="P4"><text:span text:style-name="T3">All required parameters for authentication have been given in above request json, It needs to change for production setup only. </text:span></text:p>
      <text:p text:style-name="P8"/>
      <text:list xml:id="list1075901422" text:continue-numbering="true" text:style-name="WWNum9">
        <text:list-item>
          <text:p text:style-name="P2"><text:span text:style-name="T21">How to call flight search method </text:span><text:span text:style-name="T3">:</text:span></text:p>
        </text:list-item>
      </text:list>
      <text:p text:style-name="P22"><text:span text:style-name="T3">Search URL</text:span><text:span text:style-name="T9"> : <text:s text:c="2"/></text:span><text:a xlink:type="simple" xlink:href="file:///Volumes/data/kuldeep/Projects/React-Native_Proj/Testing/TravelA2/TravelApp/_doc/%20http://testapi.besttoursofindia.in/v1/service/search/flights" text:style-name="Internet_20_link" text:visited-style-name="Visited_20_Internet_20_Link"><text:s/>http://testapi.besttoursofindia.in/v1/service</text:a><text:a xlink:type="simple" xlink:href="file:///Volumes/data/kuldeep/Projects/React-Native_Proj/Testing/TravelA2/TravelApp/_doc/%20http://testapi.besttoursofindia.in/v1/service/search/flights" text:style-name="Internet_20_link" text:visited-style-name="Visited_20_Internet_20_Link"><text:span text:style-name="T14">/search/flights</text:span></text:a></text:p>
      <text:p text:style-name="P22"><text:span text:style-name="T11">Pass tokenId <text:s/>in header as below:</text:span></text:p>
      <text:p text:style-name="P22"><text:span text:style-name="T11">Authorization</text:span><text:span text:style-name="T9"> = ‘Bearer </text:span><text:span text:style-name="T3">c0091e66-cd14-47bc-a092-796f736d804d</text:span><text:span text:style-name="T9">’</text:span></text:p>
      <text:p text:style-name="P23"/>
      <text:p text:style-name="P19"><text:span text:style-name="T19">FlightSearch Request Body</text:span><text:span text:style-name="T9">: </text:span></text:p>
      <text:p text:style-name="P22"><text:span text:style-name="T3">{<text:tab/></text:span></text:p>
      <text:p text:style-name="P22"><text:span text:style-name="T3"><text:tab/>"origin": "(DEL) New Delhi,India",</text:span></text:p>
      <text:p text:style-name="P22"><text:span text:style-name="T3"><text:tab/>"de</text:span></text:p>
      <text:p text:style-name="P22"><text:span text:style-name="T3"><text:tab/>"gSTDetailsRequired": false,</text:span></text:p>
      <text:p text:style-name="P22"><text:span text:style-name="T3"><text:tab/>"originCountryCode": "IN",</text:span></text:p>
      <text:p text:style-name="P22"><text:span text:style-name="T3"><text:tab/>"destinationCountryCode": "IN",</text:span></text:p>
      <text:p text:style-name="P22"><text:span text:style-name="T3"><text:tab/>"domIntFlag": "D"</text:span></text:p>
      <text:p text:style-name="P22"><text:soft-page-break/><text:span text:style-name="T3">}</text:span></text:p>
      <text:p text:style-name="P23"/>
      <text:p text:style-name="P19"><text:span text:style-name="T20">RequestBody Parameters</text:span><text:span text:style-name="T18">-</text:span></text:p>
      <text:p text:style-name="P20"><text:span text:style-name="T20">FlightSearch Response Para-<text:tab/></text:span></text:p>
      <text:p text:style-name="P21"/>
      <text:p text:style-name="P19"><text:span text:style-name="T20"><text:s/>FlightSearch <text:s/>Response Body</text:span><text:span text:style-name="T9">:</text:span></text:p>
      <text:p text:style-name="P4"><text:span text:style-name="T3">{</text:span></text:p>
      <text:p text:style-name="P4"><text:span text:style-name="T3"><text:s text:c="4"/>"responseStatus": 0,</text:span></text:p>
      <text:p text:style-name="P4"><text:span text:style-name="T3"><text:s text:c="4"/>"error": null,</text:span></text:p>
      <text:p text:style-name="P4"><text:span text:style-name="T3"><text:s text:c="3"/>": false,</text:span></text:p>
      <text:p text:style-name="P4"><text:span text:style-name="T3"><text:s text:c="24"/>"flightStatus": null,</text:span></text:p>
      <text:p text:style-name="P4"><text:span text:style-name="T3"><text:s text:c="24"/>"status": null,</text:span></text:p>
      <text:p text:style-name="P4"><text:span text:style-name="T3"><text:s text:c="24"/>"accumulatedDuration": "135",</text:span></text:p>
      <text:p text:style-name="P4"><text:span text:style-name="T3"><text:s text:c="24"/>"airlinePNR": null,</text:span></text:p>
      <text:p text:style-name="P4"><text:span text:style-name="T3"><text:s text:c="24"/>"flightInfoIndex": null,</text:span></text:p>
      <text:p text:style-name="P4"><text:span text:style-name="T3"><text:s text:c="24"/>"fareQuote": null,</text:span></text:p>
      <text:p text:style-name="P4"><text:span text:style-name="T3"><text:s text:c="24"/>"artFare": null,</text:span></text:p>
      <text:p text:style-name="P4"><text:span text:style-name="T3"><text:s text:c="24"/>"refundable": "Check Fare",</text:span></text:p>
      <text:p text:style-name="P4"><text:span text:style-name="T3"><text:s text:c="24"/>"fareBreakdown": null,</text:span></text:p>
      <text:p text:style-name="P4"><text:span text:style-name="T3"><text:s text:c="24"/>"lcc": false</text:span></text:p>
      <text:p text:style-name="P4"><text:span text:style-name="T3"><text:s text:c="20"/>}</text:span></text:p>
      <text:p text:style-name="P4"><text:span text:style-name="T3"><text:s text:c="16"/>]</text:span></text:p>
      <text:p text:style-name="P4"><text:span text:style-name="T3"><text:s text:c="12"/>],</text:span></text:p>
      <text:p text:style-name="P4"><text:span text:style-name="T3"><text:s text:c="12"/>"lastTicketDate": null,</text:span></text:p>
      <text:p text:style-name="P4"><text:span text:style-name="T3"><text:s text:c="12"/>"ticketAdvisory": null,</text:span></text:p>
      <text:p text:style-name="P4"><text:span text:style-name="T3"><text:s text:c="12"/>"fareRules": null,</text:span></text:p>
      <text:p text:style-name="P4"><text:span text:style-name="T3"><text:s text:c="12"/>"airlineCode": "G8",</text:span></text:p>
      <text:p text:style-name="P4"><text:span text:style-name="T3"><text:s text:c="12"/>"validatingAirline": null,</text:span></text:p>
      <text:p text:style-name="P4"><text:span text:style-name="T3"><text:s text:c="12"/>"IsHoldAllowed": null,</text:span></text:p>
      <text:p text:style-name="P4"><text:span text:style-name="T3"><text:s text:c="12"/>"penalty": null,</text:span></text:p>
      <text:p text:style-name="P4"><text:span text:style-name="T3"><text:s text:c="12"/>"additionalProperties": {}</text:span></text:p>
      <text:p text:style-name="P4"><text:span text:style-name="T3"><text:s text:c="8"/>}</text:span></text:p>
      <text:p text:style-name="P8"/>
      <text:p text:style-name="P8"/>
      <text:list xml:id="list107472500" text:continue-numbering="true" text:style-name="WWNum9">
        <text:list-item>
          <text:p text:style-name="P2"><text:soft-page-break/><text:span text:style-name="T21">Round trip flight search</text:span><text:span text:style-name="T3"> :</text:span></text:p>
        </text:list-item>
      </text:list>
      <text:p text:style-name="P19"><text:span text:style-name="T3">Search URL :</text:span><text:a xlink:type="simple" xlink:href="file:///Volumes/data/kuldeep/Projects/React-Native_Proj/Testing/TravelA2/TravelApp/_doc/%20http://testapi.besttoursofindia.in/v1/service/search/flights" text:style-name="Internet_20_link" text:visited-style-name="Visited_20_Internet_20_Link"> http://testapi.besttoursofindia.in/v1/service/search/flights</text:a></text:p>
      <text:p text:style-name="P22"><text:span text:style-name="T11">Pass tokenId <text:s/>in header as below:</text:span></text:p>
      <text:p text:style-name="P22"><text:span text:style-name="T11">Authorization</text:span><text:span text:style-name="T9"> = ‘Bearer </text:span><text:span text:style-name="T12">ee66f3d2-50fc-481c-ae7e-8ab9ea3bd763</text:span><text:span text:style-name="T9">’</text:span></text:p>
      <text:p text:style-name="P23"/>
      <text:p text:style-name="P19"><text:span text:style-name="T19">FlightSearch Request Body</text:span><text:span text:style-name="T9">: </text:span></text:p>
      <text:p text:style-name="P4"><text:span text:style-name="T3">{<text:tab/></text:span></text:p>
      <text:p text:style-name="P4"><text:span text:style-name="T3"><text:tab/>"o</text:span></text:p>
      <text:p text:style-name="P4"><text:span text:style-name="T3">}</text:span></text:p>
      <text:p text:style-name="P8"/>
      <text:p text:style-name="P19"><text:span text:style-name="T17">Response : </text:span></text:p>
      <text:p text:style-name="P4"><text:span text:style-name="T23">{</text:span></text:p>
      <text:p text:style-name="P4"><text:span text:style-name="T23"><text:s text:c="2"/></text:span></text:p>
      <text:p text:style-name="P4"><text:span text:style-name="T23"><text:s text:c="32"/>"depTime": "2020-10-29T15:45:00",</text:span></text:p>
      <text:p text:style-name="P4"><text:span text:style-name="T23"><text:s text:c="32"/>"depTimeMnt": 26733105</text:span></text:p>
      <text:p text:style-name="P4"><text:span text:style-name="T23"><text:s text:c="28"/>},</text:span></text:p>
      <text:p text:style-name="P4"><text:span text:style-name="T23"><text:s text:c="28"/>"destination": {</text:span></text:p>
      <text:p text:style-name="P4"><text:span text:style-name="T23"><text:s text:c="32"/>"airport": {</text:span></text:p>
      <text:p text:style-name="P4"><text:span text:style-name="T23"><text:s text:c="36"/>"airportCode": "DEL",</text:span></text:p>
      <text:p text:style-name="P4"><text:span text:style-name="T23"><text:s text:c="36"/>"cityCode": "DEL",</text:span></text:p>
      <text:p text:style-name="P4"><text:span text:style-name="T23"><text:s text:c="36"/>"countryName": "India",</text:span></text:p>
      <text:p text:style-name="P4"><text:span text:style-name="T23"><text:s text:c="36"/>"airportName": "Indira Gandhi Airport",</text:span></text:p>
      <text:p text:style-name="P4"><text:span text:style-name="T23"><text:s text:c="36"/>"terminal": "3",</text:span></text:p>
      <text:p text:style-name="P4"><text:span text:style-name="T23"><text:s text:c="36"/>"cityName": "Delhi",</text:span></text:p>
      <text:p text:style-name="P4"><text:span text:style-name="T23"><text:s text:c="36"/>"countryCode": "IN"</text:span></text:p>
      <text:p text:style-name="P4"><text:span text:style-name="T23"><text:s text:c="32"/>},</text:span></text:p>
      <text:p text:style-name="P4"><text:span text:style-name="T23"><text:s text:c="32"/>"arrTime": "2020-10-29T18:20:00",</text:span></text:p>
      <text:p text:style-name="P4"><text:span text:style-name="T23"><text:s text:c="32"/>"arrTimeMnt": 26733260,</text:span></text:p>
      <text:p text:style-name="P4"><text:span text:style-name="T23"><text:s text:c="32"/>"daysDifference": 0</text:span></text:p>
      <text:p text:style-name="P4"><text:span text:style-name="T23"><text:s text:c="28"/>},</text:span></text:p>
      <text:p text:style-name="P4"><text:span text:style-name="T23"><text:s text:c="28"/>"groundTime": 295,</text:span></text:p>
      <text:p text:style-name="P4"><text:span text:style-name="T23"><text:s text:c="28"/>"mile": 0,</text:span></text:p>
      <text:p text:style-name="P4"><text:span text:style-name="T23"><text:s text:c="28"/>"stopPoint": "",</text:span></text:p>
      <text:p text:style-name="P4"><text:span text:style-name="T23"><text:s text:c="28"/>"craft": "737",</text:span></text:p>
      <text:p text:style-name="P4"><text:soft-page-break/><text:span text:style-name="T23"><text:s text:c="28"/>"remisETicketEligibleark": true,</text:span></text:p>
      <text:p text:style-name="P4"><text:span text:style-name="T23"><text:s text:c="28"/>"flightStatus": "Confirmed",</text:span></text:p>
      <text:p text:style-name="P4"><text:span text:style-name="T23"><text:s text:c="28"/>"status": "",</text:span></text:p>
      <text:p text:style-name="P4"><text:span text:style-name="T23"><text:s text:c="28"/>"accumulatedDuration": "505",</text:span></text:p>
      <text:p text:style-name="P4"><text:span text:style-name="T23"><text:s text:c="28"/>"cabinClass": "2",</text:span></text:p>
      <text:p text:style-name="P4"><text:span text:style-name="T23"><text:s text:c="28"/>"baggage": "15 KG",</text:span></text:p>
      <text:p text:style-name="P4"><text:span text:style-name="T23"><text:s text:c="28"/>"cabinBaggage": "7 KG",</text:span></text:p>
      <text:p text:style-name="P4"><text:span text:style-name="T23"><text:s text:c="28"/>"fareRefKey": null,</text:span></text:p>
      <text:p text:style-name="P4"><text:span text:style-name="T23"><text:s text:c="28"/>"airSegmentKey": null,</text:span></text:p>
      <text:p text:style-name="P4"><text:span text:style-name="T23"><text:s text:c="28"/>"duration": 155,</text:span></text:p>
      <text:p text:style-name="P4"><text:span text:style-name="T23"><text:s text:c="28"/>"stopOver": false,</text:span></text:p>
      <text:p text:style-name="P4"><text:span text:style-name="T23"><text:s text:c="28"/>"stopPointArrivalTime": null,</text:span></text:p>
      <text:p text:style-name="P4"><text:span text:style-name="T23"><text:s text:c="28"/>"stopPointDepartureTime": null,</text:span></text:p>
      <text:p text:style-name="P4"><text:span text:style-name="T23"><text:s text:c="28"/>"remark": null,</text:span></text:p>
      <text:p text:style-name="P4"><text:span text:style-name="T23"><text:s text:c="28"/>"airlinePNR": null,</text:span></text:p>
      <text:p text:style-name="P4"><text:span text:style-name="T23"><text:s text:c="28"/>"flightInfoIndex": "",</text:span></text:p>
      <text:p text:style-name="P4"><text:span text:style-name="T23"><text:s text:c="28"/>"fareQuote": null,</text:span></text:p>
      <text:p text:style-name="P4"><text:span text:style-name="T23"><text:s text:c="28"/>"artFare": null,</text:span></text:p>
      <text:p text:style-name="P4"><text:span text:style-name="T23"><text:s text:c="28"/>"refundable": "Refundable",</text:span></text:p>
      <text:p text:style-name="P4"><text:span text:style-name="T23"><text:s text:c="28"/>"fareBreakdown": null,</text:span></text:p>
      <text:p text:style-name="P4"><text:span text:style-name="T23"><text:s text:c="28"/>"lcc": false</text:span></text:p>
      <text:p text:style-name="P4"><text:span text:style-name="T23"><text:s text:c="24"/>}</text:span></text:p>
      <text:p text:style-name="P4"><text:span text:style-name="T23"><text:s text:c="20"/>]</text:span></text:p>
      <text:p text:style-name="P4"><text:span text:style-name="T23"><text:s text:c="16"/>],</text:span></text:p>
      <text:p text:style-name="P4"><text:span text:style-name="T23"><text:s text:c="16"/>"lastTicketDate": null,</text:span></text:p>
      <text:p text:style-name="P4"><text:span text:style-name="T23"><text:s text:c="16"/>"ticketAdvisory": null,</text:span></text:p>
      <text:p text:style-name="P4"><text:span text:style-name="T23"><text:s text:c="16"/>"fareRules": [</text:span></text:p>
      <text:p text:style-name="P4"><text:span text:style-name="T23"><text:s text:c="20"/>{</text:span></text:p>
      <text:p text:style-name="P4"><text:span text:style-name="T23"><text:s text:c="24"/>"origin": "PAT",</text:span></text:p>
      <text:p text:style-name="P4"><text:span text:style-name="T23"><text:s text:c="24"/>"destination": "CCU",</text:span></text:p>
      <text:p text:style-name="P4"><text:span text:style-name="T23"><text:s text:c="24"/>"airline": "SG",</text:span></text:p>
      <text:p text:style-name="P4"><text:span text:style-name="T23"><text:s text:c="24"/>"fareBasisCode": "USAVER",</text:span></text:p>
      <text:p text:style-name="P4"><text:span text:style-name="T23"><text:s text:c="24"/>"fareRestriction": "",</text:span></text:p>
      <text:p text:style-name="P4"><text:span text:style-name="T23"><text:s text:c="24"/>"fareRuleDetail": "",</text:span></text:p>
      <text:p text:style-name="P4"><text:soft-page-break/><text:span text:style-name="T23"><text:s text:c="24"/>"fareFamilyCode": ""</text:span></text:p>
      <text:p text:style-name="P4"><text:span text:style-name="T23"><text:s text:c="20"/>},</text:span></text:p>
      <text:p text:style-name="P4"><text:span text:style-name="T23"><text:s text:c="20"/>{</text:span></text:p>
      <text:p text:style-name="P4"><text:span text:style-name="T23"><text:s text:c="24"/>"origin": "CCU",</text:span></text:p>
      <text:p text:style-name="P4"><text:span text:style-name="T23"><text:s text:c="24"/>"destination": "DEL",</text:span></text:p>
      <text:p text:style-name="P4"><text:span text:style-name="T23"><text:s text:c="24"/>"airline": "SG",</text:span></text:p>
      <text:p text:style-name="P4"><text:span text:style-name="T23"><text:s text:c="24"/>"fareBasisCode": "USAVER",</text:span></text:p>
      <text:p text:style-name="P4"><text:span text:style-name="T23"><text:s text:c="24"/>"fareRestriction": "",</text:span></text:p>
      <text:p text:style-name="P4"><text:span text:style-name="T23"><text:s text:c="24"/>"fareRuleDetail": "",</text:span></text:p>
      <text:p text:style-name="P4"><text:span text:style-name="T23"><text:s text:c="24"/>"fareFamilyCode": ""</text:span></text:p>
      <text:p text:style-name="P4"><text:span text:style-name="T23"><text:s text:c="20"/>}</text:span></text:p>
      <text:p text:style-name="P4"><text:span text:style-name="T23"><text:s text:c="16"/>],</text:span></text:p>
      <text:p text:style-name="P4"><text:span text:style-name="T23"><text:s text:c="16"/>"airlineCode": "SG",</text:span></text:p>
      <text:p text:style-name="P4"><text:span text:style-name="T23"><text:s text:c="16"/>"validatingAirline": "SG",</text:span></text:p>
      <text:p text:style-name="P4"><text:span text:style-name="T23"><text:s text:c="16"/>"IsHoldAllowed": null,</text:span></text:p>
      <text:p text:style-name="P4"><text:span text:style-name="T23"><text:s text:c="16"/>"penalty": null,</text:span></text:p>
      <text:p text:style-name="P4"><text:span text:style-name="T23"><text:s text:c="16"/>"displayFareGroup": "NOR",</text:span></text:p>
      <text:p text:style-name="P4"><text:span text:style-name="T23"><text:s text:c="16"/>"additionalProperties": {}</text:span></text:p>
      <text:p text:style-name="P4"><text:span text:style-name="T23"><text:s text:c="12"/>},</text:span></text:p>
      <text:p text:style-name="P4"><text:span text:style-name="T23"><text:s text:c="12"/>{</text:span></text:p>
      <text:p text:style-name="P4"><text:span text:style-name="T23"><text:s text:c="16"/>"freeMeal": false,</text:span></text:p>
      <text:p text:style-name="P4"><text:span text:style-name="T23"><text:s text:c="16"/>"lcc": true,</text:span></text:p>
      <text:p text:style-name="P4"><text:span text:style-name="T23"><text:s text:c="16"/>"resultSessionId": "3552c3af-641e-4ebe-9a63-517c6b5fb0aa",</text:span></text:p>
      <text:p text:style-name="P4"><text:span text:style-name="T23"><text:s text:c="16"/>"isFreeMeal": false,</text:span></text:p>
      <text:p text:style-name="P4"><text:span text:style-name="T23"><text:s text:c="16"/>"source": 3,</text:span></text:p>
      <text:p text:style-name="P4"><text:span text:style-name="T23"><text:s text:c="16"/>"isLCC": true,</text:span></text:p>
      <text:p text:style-name="P4"><text:span text:style-name="T23"><text:s text:c="16"/>"refundable": "Refundable",</text:span></text:p>
      <text:p text:style-name="P4"><text:span text:style-name="T23"><text:s text:c="16"/>"isHoldAllowedWithSSR": false,</text:span></text:p>
      <text:p text:style-name="P4"><text:span text:style-name="T23"><text:s text:c="16"/>"isUpsellAllowed": false,</text:span></text:p>
      <text:p text:style-name="P4"><text:span text:style-name="T23"><text:s text:c="16"/>"isCouponAppilcable": true,</text:span></text:p>
      <text:p text:style-name="P4"><text:span text:style-name="T23"><text:s text:c="16"/>"gSTAllowed": true,</text:span></text:p>
      <text:p text:style-name="P4"><text:span text:style-name="T23">}</text:span></text:p>
      <text:p text:style-name="P8"/>
      <text:p text:style-name="P8"/>
      <text:p text:style-name="P8"><text:soft-page-break/></text:p>
      <text:list xml:id="list1648624706" text:continue-numbering="true" text:style-name="WWNum9">
        <text:list-item>
          <text:p text:style-name="P2"><text:span text:style-name="T21">How to Call FareQuote method</text:span><text:span text:style-name="T3"> :</text:span></text:p>
        </text:list-item>
      </text:list>
      <text:p text:style-name="P19"><text:span text:style-name="T3">FareQuote URL :</text:span><text:a xlink:type="simple" xlink:href="file:///Volumes/data/kuldeep/Projects/React-Native_Proj/Testing/TravelA2/TravelApp/_doc/%20http://testapi.besttoursofindia.in/v1/service/search/fareQuote" text:style-name="Internet_20_link" text:visited-style-name="Visited_20_Internet_20_Link"> http://testapi.besttoursofindia.in/v1/service</text:a><text:a xlink:type="simple" xlink:href="file:///Volumes/data/kuldeep/Projects/React-Native_Proj/Testing/TravelA2/TravelApp/_doc/%20http://testapi.besttoursofindia.in/v1/service/search/fareQuote" text:style-name="Internet_20_link" text:visited-style-name="Visited_20_Internet_20_Link"><text:span text:style-name="T3">/search/fareQuote</text:span></text:a></text:p>
      <text:p text:style-name="P22"><text:span text:style-name="T11">Pass tokenId <text:s/>in header as below:</text:span></text:p>
      <text:p text:style-name="P22"><text:span text:style-name="T11">Authorization</text:span><text:span text:style-name="T9"> = ‘Bearer </text:span><text:span text:style-name="T3">c0091e66-cd14-47bc-a092-796f736d804d</text:span><text:span text:style-name="T9">’</text:span></text:p>
      <text:p text:style-name="P8"/>
      <text:p text:style-name="P19"><text:span text:style-name="T17">Fare Quote re</text:span></text:p>
      <text:p text:style-name="P19"><text:span text:style-name="T17">Fare Quote Response</text:span></text:p>
      <text:p text:style-name="P9"/>
      <text:p text:style-name="P9"/>
      <text:p text:style-name="P8"/>
      <text:p text:style-name="P8"/>
      <text:p text:style-name="P4"><text:span text:style-name="T17">FareQuote RequestJson Body</text:span><text:span text:style-name="T3">:</text:span></text:p>
      <text:p text:style-name="P8"/>
      <text:p text:style-name="P4"><text:span text:style-name="T3">{</text:span></text:p>
      <text:p text:style-name="P4"><text:span text:style-name="T3"><text:tab/>"resultSessionId": ["24f0a4e8-6f4a-4fa4-9a63-01b1ed69e928"]</text:span></text:p>
      <text:p text:style-name="P4"><text:span text:style-name="T3">}</text:span></text:p>
      <text:p text:style-name="P8"/>
      <text:p text:style-name="P8"/>
      <text:p text:style-name="P8"/>
      <text:p text:style-name="P8"/>
      <text:p text:style-name="P4"><text:span text:style-name="T17">FareQuote Response Body</text:span><text:span text:style-name="T3">:</text:span></text:p>
      <text:p text:style-name="P8"/>
      <text:p text:style-name="P4"><text:span text:style-name="T3">{</text:span></text:p>
      <text:p text:style-name="P3"><text:span text:style-name="T3"><text:s text:c="4"/>"error": null,</text:span></text:p>
      <text:p text:style-name="P3"><text:span text:style-name="T3"><text:s text:c="3"/></text:span></text:p>
      <text:p text:style-name="P3"><text:span text:style-name="T3"><text:s text:c="24"/>"description": null,</text:span></text:p>
      <text:p text:style-name="P3"><text:span text:style-name="T3"><text:s text:c="24"/>"airlineDescription": "Non Veg Meal",</text:span></text:p>
      <text:p text:style-name="P3"><text:span text:style-name="T3"><text:s text:c="24"/>"quantity": null,</text:span></text:p>
      <text:p text:style-name="P3"><text:span text:style-name="T3"><text:s text:c="22"/></text:span></text:p>
      <text:p text:style-name="P3"><text:span text:style-name="T3"><text:s text:c="24"/></text:span></text:p>
      <text:p text:style-name="P8"/>
      <text:p text:style-name="P8"/>
      <text:p text:style-name="P8"/>
      <text:p text:style-name="P8"><text:soft-page-break/></text:p>
      <text:list xml:id="list846000834" text:continue-numbering="true" text:style-name="WWNum9">
        <text:list-item>
          <text:p text:style-name="P2"><text:span text:style-name="T21">How to get Fare Rule</text:span><text:span text:style-name="T3">:</text:span></text:p>
        </text:list-item>
      </text:list>
      <text:p text:style-name="P10"/>
      <text:p text:style-name="P19"><text:span text:style-name="T3">FlightBooking URL = </text:span><text:a xlink:type="simple" xlink:href="http://testapi.besttoursofindia.in/v1/service/search/fareRule" text:style-name="Internet_20_link" text:visited-style-name="Visited_20_Internet_20_Link">http://testapi.besttoursofindia.in/v1/service/search/fareRule</text:a></text:p>
      <text:p text:style-name="P22"><text:span text:style-name="T11">Pass tokenId <text:s/>in header as below:</text:span></text:p>
      <text:p text:style-name="P22"><text:span text:style-name="T11">Authorization</text:span><text:span text:style-name="T9"> = ‘Bearer </text:span><text:span text:style-name="T3">c0091e66-cd14-47bc-a092-796f736d804d</text:span><text:span text:style-name="T9">’</text:span></text:p>
      <text:p text:style-name="P19"/>
      <text:p text:style-name="P19"><text:span text:style-name="T3">{</text:span></text:p>
      <text:p text:style-name="P19"><text:span text:style-name="T3"><text:tab/>"resultSessionId": ["632f5e0e-68e6-4cde-bb45-0e72dc810774"],</text:span></text:p>
      <text:p text:style-name="P19"><text:span text:style-name="T3"><text:tab/>"journeyKey": null,</text:span></text:p>
      <text:p text:style-name="P19"><text:span text:style-name="T3"><text:tab/>"fareSellKey": null,</text:span></text:p>
      <text:p text:style-name="P19"><text:span text:style-name="T3"><text:tab/>"fareBasisCode": null,</text:span></text:p>
      <text:p text:style-name="P19"><text:span text:style-name="T3"><text:tab/>"carrierCode": null,</text:span></text:p>
      <text:p text:style-name="P19"><text:span text:style-name="T3"><text:tab/>"cultureCode": null,</text:span></text:p>
      <text:p text:style-name="P19"><text:span text:style-name="T3"><text:tab/>"ruleNumber": null,</text:span></text:p>
      <text:p text:style-name="P19"><text:span text:style-name="T3"><text:tab/>"classOfService": null</text:span></text:p>
      <text:p text:style-name="P19"><text:span text:style-name="T3">}</text:span></text:p>
      <text:p text:style-name="P14"/>
      <text:p text:style-name="P19"><text:span text:style-name="T3">Response</text:span></text:p>
      <text:p text:style-name="P4"><text:span text:style-name="T3">{</text:span></text:p>
      <text:p text:style-name="P8"/>
      <text:p text:style-name="P4"><text:span text:style-name="T3">}</text:span></text:p>
      <text:p text:style-name="P8"/>
      <text:p text:style-name="P8"/>
      <text:list xml:id="list1638854584" text:continue-numbering="true" text:style-name="WWNum9">
        <text:list-item>
          <text:p text:style-name="P2"><text:span text:style-name="T21">How to do FlightBooking</text:span><text:span text:style-name="T3">:</text:span></text:p>
        </text:list-item>
      </text:list>
      <text:p text:style-name="P10"/>
      <text:p text:style-name="P19"><text:span text:style-name="T3">FlightBooking URL = </text:span><text:a xlink:type="simple" xlink:href="file:///Volumes/data/kuldeep/Projects/React-Native_Proj/Testing/TravelA2/TravelApp/_doc/%20http://testapi.besttoursofindia.in/v1/service/search/booking" text:style-name="Internet_20_link" text:visited-style-name="Visited_20_Internet_20_Link"><text:s/>http://testapi.besttoursofindia.in/v1/service/flightbooking/flight-booking</text:a></text:p>
      <text:p text:style-name="P22"><text:span text:style-name="T11">Pass tokenId <text:s/>in header as below:</text:span></text:p>
      <text:p text:style-name="P22"><text:span text:style-name="T11">Authorization</text:span><text:span text:style-name="T9"> = ‘Bearer </text:span><text:span text:style-name="T3">c0091e66-cd14-47bc-a092-796f736d804d</text:span><text:span text:style-name="T9">’</text:span></text:p>
      <text:p text:style-name="P22"><text:span text:style-name="T9">For GDS booking <text:s/>value of lcc param will be false. </text:span></text:p>
      <text:p text:style-name="P19"><text:span text:style-name="T17">Book Request Parameters-</text:span></text:p>
      <text:p text:style-name="P19"><text:span text:style-name="T17">Book Response Parameters-</text:span></text:p>
      <text:p text:style-name="P24"/>
      <text:p text:style-name="P22"><text:span text:style-name="T17">FlightBooking Request Body</text:span><text:span text:style-name="T3">:</text:span></text:p>
      <text:p text:style-name="P8"><text:soft-page-break/></text:p>
      <text:p text:style-name="P4"><text:span text:style-name="T3">{</text:span></text:p>
      <text:p text:style-name="P4"><text:span text:style-name="T3"><text:tab/>"agency": "flightapi.besttoursofindia.in",</text:span></text:p>
      <text:p text:style-name="P4"><text:span text:style-name="T3"><text:tab/>"resultIndex": null,</text:span></text:p>
      <text:p text:style-name="P4"><text:span text:style-name="T3"><text:tab/>"resultSessionId": "ff2da04c-f007-462d-9158-4f2e56a629a3",</text:span></text:p>
      <text:p text:style-name="P4"><text:span text:style-name="T3"><text:tab/>0,</text:span></text:p>
      <text:p text:style-name="P4"><text:span text:style-name="T3"><text:tab/>"publishedFare": 2945,</text:span></text:p>
      <text:p text:style-name="P4"><text:span text:style-name="T3"><text:tab/>"lcc": true,</text:span></text:p>
      <text:p text:style-name="P4"><text:span text:style-name="T3"><text:tab/>"dobAirAshiya": false,</text:span></text:p>
      <text:p text:style-name="P4"><text:span text:style-name="T3"><text:tab/>"gSTDetailsRequired": "false",</text:span></text:p>
      <text:p text:style-name="P4"><text:span text:style-name="T3"><text:tab/>"supplierId": null,</text:span></text:p>
      <text:p text:style-name="P4"><text:span text:style-name="T3"><text:tab/>"artSSRResponse": null,</text:span></text:p>
      <text:p text:style-name="P4"><text:span text:style-name="T3"><text:tab/>"flightDetailsRequest": null,</text:span></text:p>
      <text:p text:style-name="P4"><text:span text:style-name="T3"><text:tab/>"sosSegment": null,</text:span></text:p>
      <text:p text:style-name="P4"><text:span text:style-name="T3"><text:tab/>"pGUserMappingId": "0"</text:span></text:p>
      <text:p text:style-name="P4"><text:span text:style-name="T3">}</text:span></text:p>
      <text:p text:style-name="P4"><text:span text:style-name="T17">FlightBooking Response Body</text:span><text:span text:style-name="T3"> :</text:span></text:p>
      <text:p text:style-name="P8"/>
      <text:p text:style-name="P4"><text:span text:style-name="T3">{</text:span></text:p>
      <text:p text:style-name="P4"><text:span text:style-name="T3"><text:s text:c="4"/>"yq": null,</text:span></text:p>
      <text:p text:style-name="P4"><text:span text:style-name="T3"><text:s text:c="4"/>"invoice_total": null,</text:span></text:p>
      <text:p text:style-name="P4"><text:span text:style-name="T3"><text:s text:c="4"/>"tfee": null,</text:span></text:p>
      <text:p text:style-name="P4"><text:span text:style-name="T3"><text:s text:c="4"/>"stax</text:span></text:p>
      <text:p text:style-name="P4"><text:span text:style-name="T3"><text:s text:c="4"/>"errorLog": "eyJyZXNwb25zZVN0YXR1cyI6MSwiYXJ0RXJyb3IiOm51bGwsInR4bklkIjoiU1BMMjEwN1ZRRFdIIn0="</text:span></text:p>
      <text:p text:style-name="P4"><text:span text:style-name="T3">}</text:span></text:p>
      <text:p text:style-name="P8"/>
      <text:list xml:id="list1995801199" text:continue-numbering="true" text:style-name="WWNum9">
        <text:list-item>
          <text:p text:style-name="P2"><text:span text:style-name="T21">How to get ticket</text:span><text:span text:style-name="T3">:</text:span></text:p>
        </text:list-item>
      </text:list>
      <text:p text:style-name="P10"/>
      <text:p text:style-name="P19"><text:span text:style-name="T3">Get Ticket URL = </text:span><text:a xlink:type="simple" xlink:href="http://localhost:8090/v1/service/flightbooking/SPL2107JWQK0" text:style-name="Internet_20_link" text:visited-style-name="Visited_20_Internet_20_Link"><text:span text:style-name="T15">http://localhost:8090/v1/service/flightbooking/SPL2107JWQK0</text:span></text:a></text:p>
      <text:p text:style-name="P19"><text:span text:style-name="T11">Pass tokenId <text:s/>in header as below:</text:span></text:p>
      <text:p text:style-name="P22"><text:span text:style-name="T11">Authorization</text:span><text:span text:style-name="T9"> = ‘Bearer </text:span><text:span text:style-name="T3">c0091e66-cd14-47bc-a092-796f736d804d</text:span><text:span text:style-name="T9">’</text:span></text:p>
      <text:p text:style-name="P22"><text:span text:style-name="T9">For GDS booking <text:s/>value of lcc param will be false. </text:span></text:p>
      <text:p text:style-name="P19"><text:span text:style-name="T20">Ticket Request Parameter</text:span></text:p>
      <text:p text:style-name="P19"><text:soft-page-break/><text:span text:style-name="T9">"txid": "SPL2107JWQK0"</text:span></text:p>
      <text:p text:style-name="P19"><text:span text:style-name="T20">Ticket <text:s/>Response Body</text:span><text:span text:style-name="T9">:</text:span></text:p>
      <text:p text:style-name="P4"><text:span text:style-name="T3">{</text:span></text:p>
      <text:p text:style-name="P4"><text:span text:style-name="T3"><text:s text:c="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adornments="Regular" style:font-family-generic="moder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IN"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176cm" fo:margin-bottom="0.176cm" fo:line-height="100%"/>
      <style:text-properties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4d78" style:font-name="Calibri Light" style:font-name-complex="F"/>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n" style:country-asian="IN" style:font-name-complex="Courier New2" style:font-size-complex="10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4_20_Char" style:display-name="Heading 4 Char" style:family="text" style:parent-style-name="Default_20_Paragraph_20_Font">
      <style:text-properties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n" style:country-asian="IN" style:font-name-complex="Courier New2"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1f4d78" style:font-name="Calibri Light" fo:font-size="12pt" style:font-size-asian="12pt" style:font-name-complex="F" style:font-size-complex="12pt"/>
    </style:style>
    <style:style style:name="Heading_20_6_20_Char" style:display-name="Heading 6 Char" style:family="text" style:parent-style-name="Default_20_Paragraph_20_Font">
      <style:text-properties fo:color="#1f4d78" style:font-name="Calibri Light" style:font-name-complex="F"/>
    </style:style>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2"/>
    </style:style>
    <style:style style:name="ListLabel_20_2" style:display-name="ListLabel 2"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fo:font-size="14pt" style:text-underline-style="solid" style:text-underline-width="auto" style:text-underline-color="font-color" fo:font-weight="bold" style:font-size-asian="14pt" style:font-weight-asian="bold"/>
    </style:style>
    <style:page-layout style:name="Mpm1">
      <style:page-layout-properties fo:page-width="21.001cm" fo:page-height="29.7cm" style:num-format="1" style:print-orientation="portrait" fo:margin-top="1.249cm" fo:margin-bottom="1.249cm" fo:margin-left="2.501cm" fo:margin-right="2.9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753cm" fo:margin-left="0cm" fo:margin-right="0cm" fo:margin-top="0.653cm" style:dynamic-spacing="true"/>
      </style:footer-style>
    </style:page-layout>
  </office:automatic-styles>
  <office:master-styles>
    <style:master-page style:name="Standard" style:page-layout-name="Mpm1">
      <style:header>
        <text:p text:style-name="MP1"><text:span text:style-name="MT1">GAPI INFOTECH</text:span></text:p>
        <text:p text:style-name="MP1"><text:span text:style-name="MT1">_______________________________________________________________</text:span></text:p>
      </style:header>
      <style:footer>
        <text:p text:style-name="MP2"><text:span text:style-name="MT1">_______________________________________________________________</text:span>Page <text:page-number text:select-page="current">17</text:page-number> of <text:page-count>17</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editing-cycles>90</meta:editing-cycles>
    <meta:print-date>2020-01-22T18:00:00</meta:print-date>
    <meta:creation-date>2020-01-22T17:57:00</meta:creation-date>
    <dc:date>2020-10-04T22:01:16</dc:date>
    <meta:editing-duration>PT10M28S</meta:editing-duration>
    <meta:generator>OpenOffice/4.1.1$Unix OpenOffice.org_project/411m6$Build-9775</meta:generator>
    <meta:document-statistic meta:table-count="0" meta:image-count="0" meta:object-count="0" meta:page-count="17" meta:paragraph-count="249" meta:word-count="798" meta:character-count="96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